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4cm"/>
    </style:style>
    <style:style style:name="co3" style:family="table-column">
      <style:table-column-properties fo:break-before="auto" style:column-width="10.345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4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lay Paky K-Eye K10 HCR</text:p>
          </table:table-cell>
          <table:table-cell office:value-type="string">
            <text:p>Multicolour LED-Arrays (LED-Multichip mit mehr als 4 Farben)</text:p>
          </table:table-cell>
          <table:table-cell table:style-name="ce2"/>
          <table:table-cell table:number-columns-repeated="8"/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repeated="2"/>
          <table:table-cell office:value-type="string">
            <text:p>red – green – blue – amber – cyan – lime <text:span text:style-name="T1">(6)</text:span></text:p>
          </table:table-cell>
          <table:table-cell office:value-type="string">
            <text:p>amber lime cyan 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hauvet Ovation E-915VW </text:p>
          </table:table-cell>
          <table:table-cell office:value-type="string">
            <text:p>Multicolour LED-Arrays (LED-Multichip mit mehr als 4 Farben)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red – green – blue – orange – lime – royal blue <text:span text:style-name="T1">(6)</text:span></text:p>
          </table:table-cell>
          <table:table-cell office:value-type="string">
            <text:p>„orange“ lime royal blu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13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ETC Source Four LED Series 2 Lustr 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>
            <text:p>red – green – blue – amber – cyan – lime – indigo (<text:span text:style-name="T1">7</text:span>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Robe Robin DL7F Wash</text:p>
          </table:table-cell>
          <table:table-cell office:value-type="string">
            <text:p>Multicolour LED-Arrays (LED-Multichip mit mehr als 4 Farben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red – green – blue – amber – cyan – light green – congo blue <text:span text:style-name="T1">(7)</text:span></text:p>
          </table:table-cell>
          <table:table-cell office:value-type="string">
            <text:p>Grenze amber cyan congo blue light green 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Elation Platinum Seven</text:p>
          </table:table-cell>
          <table:table-cell office:value-type="string">
            <text:p>Multicolour LED-Arrays (LED-Multichip mit mehr als 4 Farben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red – green – blue – white – amber – cyan – ultraviolet <text:span text:style-name="T1">(7)</text:span></text:p>
          </table:table-cell>
          <table:table-cell office:value-type="string">
            <text:p>Grenze amber cyan „ultraviolet“ white 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GLP Impression X4 </text:p>
          </table:table-cell>
          <table:table-cell office:value-type="string">
            <text:p>LED-Multichip mit Standardfarben (RGBW)</text:p>
          </table:table-cell>
          <table:table-cell office:value-type="string">
            <text:p>Standard RGBW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red – green – blue – white <text:span text:style-name="T1">(4)</text:span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yrton Ghibli</text:p>
          </table:table-cell>
          <table:table-cell office:value-type="string">
            <text:p>Pure white LED Engines (WW / CW)</text:p>
          </table:table-cell>
          <table:table-cell office:value-type="string">
            <text:p>für Effek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ure white LED Engin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artin MAC Encore Wash CLD</text:p>
          </table:table-cell>
          <table:table-cell office:value-type="string">
            <text:p>Pure white LED Engines (WW / CW)</text:p>
          </table:table-cell>
          <table:table-cell office:value-type="string">
            <text:p>für schönes weiß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ure white LED Engin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Arri True Blue D12 </text:p>
          </table:table-cell>
          <table:table-cell office:value-type="string">
            <text:p>Referenz</text:p>
          </table:table-cell>
          <table:table-cell office:value-type="string">
            <text:p>Tageslichtreferenz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ageslicht 6.000K (1.200W)</text:p>
          </table:table-cell>
          <table:table-cell table:number-columns-repeated="1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7:0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1:44:25</meta:creation-date>
    <dc:date>2018-04-26T17:02:24.17</dc:date>
    <dc:creator>Matthias Held</dc:creator>
    <meta:editing-duration>P1DT1H57M29S</meta:editing-duration>
    <meta:editing-cycles>10</meta:editing-cycles>
    <meta:generator>OpenOffice/4.1.5$Win32 OpenOffice.org_project/415m1$Build-9789</meta:generator>
    <meta:document-statistic meta:table-count="3" meta:cell-count="43" meta:object-count="0"/>
  </office:meta>
</office:document-meta>
</file>